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7.9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4c4c4c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cm"/>
    </style:style>
    <style:style style:name="gr9" style:family="graphic" style:parent-style-name="objectwithoutfill">
      <style:graphic-properties svg:stroke-color="#b3b3b3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language="es" fo:country="ES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.3cm" svg:height="1.3cm" svg:x="3cm" svg:y="2.1cm">
          <text:p text:style-name="P1"><text:span text:style-name="T1">50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8.5cm" svg:height="8.2cm" svg:x="11.5cm" svg:y="1.2cm">
          <draw:text-box>
            <text:p><text:span text:style-name="T2">Si el puerto 5000 esta abierto, abro un cualquier sino abro este.</text:span></text:p>
            <text:p><text:span text:style-name="T2">Como eso se puede saber quien hay en la red. Porque o hay nadie o el programa 5000 puede decir me quien hay.</text:span></text:p>
          </draw:text-box>
        </draw:frame>
        <draw:custom-shape draw:style-name="gr1" draw:text-style-name="P2" xml:id="id1" draw:id="id1" draw:layer="layout" svg:width="1.3cm" svg:height="1.3cm" svg:x="7.9cm" svg:y="2.1cm">
          <text:p text:style-name="P1"><text:span text:style-name="T1">1992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8.55cm" svg:y1="2.1cm" svg:x2="3.65cm" svg:y2="2.1cm" draw:start-shape="id1" draw:start-glue-point="4" draw:end-shape="id2" draw:end-glue-point="4" svg:d="m8550 2100c0-751-4900-751-4900 0" svg:viewBox="0 0 4901 564">
          <text:p text:style-name="P1"><text:span text:style-name="T3">Join + Ressource</text:span></text:p>
        </draw:connector>
        <draw:connector draw:style-name="gr4" draw:text-style-name="P3" draw:layer="layout" draw:type="curve" svg:x1="3.65cm" svg:y1="3.4cm" svg:x2="8.55cm" svg:y2="3.4cm" draw:start-shape="id2" draw:start-glue-point="8" draw:end-shape="id1" draw:end-glue-point="8" svg:d="m3650 3400c0 753 4900 753 4900 0" svg:viewBox="0 0 4901 566">
          <text:p text:style-name="P1"><text:span text:style-name="T3">Liste(personne/ressource)</text:span></text:p>
        </draw:connector>
        <draw:connector draw:style-name="gr5" draw:text-style-name="P5" draw:layer="layout" draw:type="curve" draw:line-skew="-0.754cm" svg:x1="3.19cm" svg:y1="2.29cm" svg:x2="3.19cm" svg:y2="3.21cm" draw:start-shape="id2" draw:start-glue-point="5" draw:end-shape="id2" draw:end-glue-point="7" svg:d="m3190 2290c-2167 0-2167 920 0 920" svg:viewBox="0 0 1626 921">
          <text:p text:style-name="P4"><text:span text:style-name="T3">Add</text:span></text:p>
        </draw:connector>
        <draw:custom-shape draw:style-name="gr1" draw:text-style-name="P2" xml:id="id3" draw:id="id3" draw:layer="layout" svg:width="1.3cm" svg:height="1.3cm" svg:x="3cm" svg:y="6.7cm">
          <text:p text:style-name="P1"><text:span text:style-name="T1">20304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8.55cm" svg:y1="3.4cm" svg:x2="3.65cm" svg:y2="6.7cm" draw:start-shape="id1" draw:start-glue-point="8" draw:end-shape="id3" svg:d="m8550 3400c0 2476-4900 827-4900 3300" svg:viewBox="0 0 4901 3301">
          <text:p text:style-name="P1"><text:span text:style-name="T3">Join + Ressource</text:span></text:p>
        </draw:connector>
        <draw:connector draw:style-name="gr7" draw:text-style-name="P3" draw:layer="layout" draw:type="curve" svg:x1="4.3cm" svg:y1="7.35cm" svg:x2="9.01cm" svg:y2="3.21cm" draw:start-shape="id3" draw:start-glue-point="10" draw:end-shape="id1" draw:end-glue-point="9" svg:d="m4300 7350c3140 0 4710-1380 4710-4140" svg:viewBox="0 0 4711 4141">
          <text:p/>
        </draw:connector>
        <draw:frame draw:style-name="gr8" draw:text-style-name="P6" draw:layer="layout" svg:width="1.4cm" svg:height="0.65cm" svg:x="6.8cm" svg:y="6.6cm">
          <draw:text-box>
            <text:p><text:span text:style-name="T3">Ack</text:span></text:p>
          </draw:text-box>
        </draw:frame>
        <draw:connector draw:style-name="gr9" draw:text-style-name="P5" draw:layer="layout" draw:type="curve" draw:line-skew="-0.68cm" svg:x1="3.19cm" svg:y1="6.89cm" svg:x2="3.19cm" svg:y2="7.81cm" draw:start-shape="id3" draw:start-glue-point="5" draw:end-shape="id3" draw:end-glue-point="7" svg:d="m3190 6890c-2130 0-2130 920 0 920" svg:viewBox="0 0 1598 921">
          <text:p text:style-name="P4"><text:span text:style-name="T3">Add</text:span></text:p>
        </draw:connector>
        <draw:connector draw:style-name="gr10" draw:text-style-name="P3" draw:layer="layout" draw:type="curve" draw:line-skew="1.109cm" svg:x1="9.01cm" svg:y1="2.29cm" svg:x2="9.01cm" svg:y2="3.21cm" draw:start-shape="id1" draw:start-glue-point="11" draw:end-shape="id1" draw:end-glue-point="9" svg:d="m9010 2290c2745 0 2745 920 0 920" svg:viewBox="0 0 2060 921">
          <text:p text:style-name="P1"><text:span text:style-name="T3">save_list</text:span></text:p>
        </draw:connector>
        <draw:custom-shape draw:style-name="gr11" draw:text-style-name="P3" xml:id="id4" draw:id="id4" draw:layer="layout" svg:width="2.6cm" svg:height="1.1cm" svg:x="5.5cm" svg:y="10.7cm">
          <text:p text:style-name="P1"><text:span text:style-name="T3">res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6cm" svg:height="1.1cm" svg:x="5.5cm" svg:y="11.8cm">
          <text:p text:style-name="P1"><text:span text:style-name="T3">cola_programas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cm" svg:height="1.1cm" svg:x="8.1cm" svg:y="10.7cm">
          <text:p text:style-name="P1"><text:span text:style-name="T3">res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6cm" svg:height="1.1cm" svg:x="8.1cm" svg:y="11.8cm">
          <text:p text:style-name="P1"><text:span text:style-name="T3">cola_programas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cm" svg:height="1.1cm" svg:x="10.7cm" svg:y="10.7cm">
          <text:p text:style-name="P1"><text:span text:style-name="T3">res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6cm" svg:height="1.1cm" svg:x="10.7cm" svg:y="11.8cm">
          <text:p text:style-name="P1"><text:span text:style-name="T3">cola_programas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cm" svg:height="1.1cm" svg:x="13.3cm" svg:y="10.7cm">
          <text:p text:style-name="P1"><text:span text:style-name="T3">res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6cm" svg:height="1.1cm" svg:x="13.3cm" svg:y="11.8cm">
          <text:p text:style-name="P1"><text:span text:style-name="T3">cola_program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3cm" svg:height="1.3cm" svg:x="3cm" svg:y="11.1cm">
          <text:p text:style-name="P1"><text:span text:style-name="T1">50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curve" svg:x1="6.8cm" svg:y1="10.7cm" svg:x2="3.65cm" svg:y2="11.1cm" draw:start-shape="id4" draw:start-glue-point="0" draw:end-shape="id5" svg:d="m6800 10700c0-751-3150-951-3150 400" svg:viewBox="0 0 3151 991">
          <text:p/>
        </draw:connector>
        <draw:custom-shape draw:style-name="gr1" draw:text-style-name="P2" xml:id="id7" draw:id="id7" draw:layer="layout" svg:width="1.3cm" svg:height="1.3cm" svg:x="3.3cm" svg:y="15.8cm">
          <text:p text:style-name="P1"><text:span text:style-name="T1">50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3cm" svg:height="1.3cm" svg:x="9.3cm" svg:y="15.8cm">
          <text:p text:style-name="P1"><text:span text:style-name="T1">10999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95cm" svg:y1="15.8cm" svg:x2="3.95cm" svg:y2="15.8cm" draw:start-shape="id6" draw:start-glue-point="4" draw:end-shape="id7" draw:end-glue-point="4" svg:d="m9950 15800c0-751-6000-751-6000 0" svg:viewBox="0 0 6001 564">
          <text:p text:style-name="P1"><text:span text:style-name="T3">Get Participant</text:span></text:p>
        </draw:connector>
        <draw:connector draw:style-name="gr3" draw:text-style-name="P3" draw:layer="layout" draw:type="curve" svg:x1="3.95cm" svg:y1="17.1cm" svg:x2="9.95cm" svg:y2="17.1cm" draw:start-shape="id7" draw:start-glue-point="8" draw:end-shape="id6" svg:d="m3950 17100c0 753 6000 753 6000 0" svg:viewBox="0 0 6001 566">
          <text:p text:style-name="P1"><text:span text:style-name="T3">lis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7T13:46:27</meta:creation-date>
    <meta:editing-duration>PT5H53M2S</meta:editing-duration>
    <meta:editing-cycles>3</meta:editing-cycles>
    <meta:generator>LibreOffice/4.0.2.2$Linux_X86_64 LibreOffice_project/400m0$Build-2</meta:generator>
    <meta:initial-creator>gabriel mabille</meta:initial-creator>
    <dc:date>2013-11-07T21:44:39</dc:date>
    <dc:creator>gabriel mabille</dc:creator>
    <meta:document-statistic meta:object-count="26"/>
  </office:meta>
</office:document-meta>
</file>